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amt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15"/></text:p>
            <text:p text:style-name="P3">6c6</text:p>
            <text:p text:style-name="P3">&lt; Deposit Successful</text:p>
            <text:p text:style-name="P3">---</text:p>
            <text:p text:style-name="P3">&gt; Error: Amount must be entered in cents and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Withdraw Successfu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2 000000 000001 00000000 <text:s text:c="2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ln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<text:soft-page-break/>to be deposite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_wd_ov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9,10c8,9</text:p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  <text:p text:style-name="P4">&gt; Error: You can not withdraw any more from this account toda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5c5</text:p>
            <text:p text:style-name="P4">&lt; Error: Account number must be 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wd_amt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d0</text:p>
            <text:p text:style-name="P4">&lt; 02 000000 000001 00000000 <text:s text:c="15"/></text:p>
            <text:p text:style-name="P4">6c6</text:p>
            <text:p text:style-name="P4">&lt; Withdraw Successful</text:p>
            <text:p text:style-name="P4">---</text:p>
            <text:p text:style-name="P4">&gt; Error: Amount must be entered in cents and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,2c1</text:p>
            <text:p text:style-name="P4"><text:soft-page-break/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_tr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d0</text:p>
            <text:p text:style-name="P4">&lt; 03 000002 000001 00000000 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8T15:26:44.278289637</dc:date>
    <meta:editing-duration>PT14M37S</meta:editing-duration>
    <meta:editing-cycles>2</meta:editing-cycles>
    <meta:generator>LibreOffice/4.3.2.2$Linux_X86_64 LibreOffice_project/430m0$Build-2</meta:generator>
    <meta:document-statistic meta:table-count="1" meta:image-count="0" meta:object-count="0" meta:page-count="6" meta:paragraph-count="186" meta:word-count="658" meta:character-count="3804" meta:non-whitespace-character-count="3204"/>
  </office:meta>
</office:document-meta>
</file>